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text-properties fo:font-size="13pt" style:text-underline-style="solid" style:text-underline-width="auto" style:text-underline-color="font-color" style:font-size-asian="13pt" style:font-size-complex="13pt"/>
    </style:style>
    <style:style style:name="P4" style:family="paragraph" style:parent-style-name="Standard">
      <style:text-properties fo:font-size="13pt" style:font-size-asian="13pt" style:font-size-complex="13pt"/>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3pt"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3pt" style:text-underline-style="solid" style:text-underline-width="auto" style:text-underline-color="font-color" style:font-size-asian="13pt" style:font-size-complex="13pt" fo:background-color="#ffffff"/>
    </style:style>
    <style:style style:name="T5" style:family="text">
      <style:text-properties style:text-underline-style="none"/>
    </style:style>
    <style:style style:name="T6"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Requirements Elicitation Document for </text:span></text:p>
      <text:p text:style-name="P1"><text:span text:style-name="T1">University Book Inventory System</text:span></text:p>
      <text:p text:style-name="P2"/>
      <text:p text:style-name="P1"/>
      <text:p text:style-name="Standard"><text:span text:style-name="T2">1. </text:span><text:span text:style-name="T3">Introduction</text:span></text:p>
      <text:p text:style-name="P3"/>
      <text:p text:style-name="Standard">1.1 Purpose: To gather, assess and elicit requirements to build the project.</text:p>
      <text:p text:style-name="Standard"/>
      <text:p text:style-name="Standard">1.2 Scope: Automating book issuing, returning, inventory management, and user management for IIIT Tiruchirappalli.</text:p>
      <text:p text:style-name="Standard"/>
      <text:p text:style-name="Standard">1.3 Objectives: Improve efficiency, reduce manual work, enhance user experience, promote the institute library usage.</text:p>
      <text:p text:style-name="Standard"/>
      <text:p text:style-name="Standard">1.4 Stakeholders: Librarians, students, faculty, admin staff, developers.</text:p>
      <text:p text:style-name="Standard"/>
      <text:p text:style-name="Standard"><text:span text:style-name="T2">2. </text:span><text:span text:style-name="T3">Current System Overview</text:span></text:p>
      <text:p text:style-name="P3"/>
      <text:p text:style-name="Standard">2.1 Existing Processes: Book issuing and returning done manually on registers, calculations for due date and late fee done manually. No system for due date reminders or requests for new books to be added to the library. </text:p>
      <text:p text:style-name="Standard"/>
      <text:p text:style-name="Standard">2.2 Challenges: Time-consuming, prone to errors, lack of real-time data, inefficient defaulter searching process.</text:p>
      <text:p text:style-name="Standard"/>
      <text:p text:style-name="Standard"><text:soft-page-break/><text:span text:style-name="T2">3. </text:span><text:span text:style-name="T3">Proposed System Overview</text:span></text:p>
      <text:p text:style-name="P3"/>
      <text:p text:style-name="Standard">3.1 System Features: Digital book issuing, automated fine calculation, user notifications, interface to request new books, supervision of all the processes.</text:p>
      <text:p text:style-name="Standard"/>
      <text:p text:style-name="Standard">3.2 Benefits: Improved efficiency, better user experience, accurate reporting, reduction in defaulters, increased usage of library.</text:p>
      <text:p text:style-name="Standard"/>
      <text:p text:style-name="Standard"><text:span text:style-name="T2">4. </text:span><text:span text:style-name="T3">Functional Requirements</text:span></text:p>
      <text:p text:style-name="P4"/>
      <text:p text:style-name="Standard">4.1 User Roles and Permissions:</text:p>
      <text:p text:style-name="Standard"/>
      <text:list xml:id="list23724754" text:style-name="WWNum1">
        <text:list-item>
          <text:p text:style-name="P5">Librarian: Manage books, users, and transactions.</text:p>
        </text:list-item>
      </text:list>
      <text:p text:style-name="P16"/>
      <text:list xml:id="list82326162124922" text:continue-numbering="true" text:style-name="WWNum1">
        <text:list-item>
          <text:p text:style-name="P5">Student: Search, borrow, and return books.</text:p>
        </text:list-item>
      </text:list>
      <text:p text:style-name="P16"/>
      <text:list xml:id="list82325450408892" text:continue-numbering="true" text:style-name="WWNum1">
        <text:list-item>
          <text:p text:style-name="P5">Faculty: Search, borrow, and return books, extended borrowing period, access to special collections.</text:p>
        </text:list-item>
      </text:list>
      <text:p text:style-name="Standard"/>
      <text:list xml:id="list2378410314" text:style-name="WWNum3">
        <text:list-item>
          <text:p text:style-name="P6">Admin: Manage system settings and user accounts.</text:p>
        </text:list-item>
      </text:list>
      <text:p text:style-name="Standard"/>
      <text:p text:style-name="Standard">4.2 Book Management:</text:p>
      <text:p text:style-name="Standard"/>
      <text:list xml:id="list214341368" text:style-name="WWNum8">
        <text:list-item>
          <text:p text:style-name="P7">Add, update, and delete book details (title, author, ISBN, category, etc.).</text:p>
        </text:list-item>
      </text:list>
      <text:p text:style-name="P16"><text:soft-page-break/></text:p>
      <text:list xml:id="list82326361444577" text:continue-numbering="true" text:style-name="WWNum8">
        <text:list-item>
          <text:p text:style-name="P7">Track multiple copies of the same book.</text:p>
        </text:list-item>
      </text:list>
      <text:p text:style-name="Standard"/>
      <text:p text:style-name="Standard">4.3 User Management:</text:p>
      <text:p text:style-name="Standard"/>
      <text:list xml:id="list1407352304" text:style-name="WWNum10">
        <text:list-item>
          <text:p text:style-name="P8">Add, update, and delete user details (name, ID, contact info, role).</text:p>
        </text:list-item>
      </text:list>
      <text:p text:style-name="P16"/>
      <text:list xml:id="list82325369576757" text:continue-numbering="true" text:style-name="WWNum10">
        <text:list-item>
          <text:p text:style-name="P8">Set borrowing limits and periods.</text:p>
        </text:list-item>
      </text:list>
      <text:p text:style-name="Standard"/>
      <text:p text:style-name="Standard">4.4 Book Issuing and Returning:</text:p>
      <text:p text:style-name="Standard"/>
      <text:list xml:id="list1492772503" text:style-name="WWNum4">
        <text:list-item>
          <text:p text:style-name="P9">Issue books to users with due dates.</text:p>
        </text:list-item>
      </text:list>
      <text:p text:style-name="P16"/>
      <text:list xml:id="list82326385823817" text:continue-numbering="true" text:style-name="WWNum4">
        <text:list-item>
          <text:p text:style-name="P9">Return books and calculate fines for overdue items.</text:p>
        </text:list-item>
      </text:list>
      <text:p text:style-name="Standard"/>
      <text:p text:style-name="Standard">4.5 Notifications:</text:p>
      <text:p text:style-name="Standard"/>
      <text:list xml:id="list3764339273" text:style-name="WWNum9">
        <text:list-item>
          <text:p text:style-name="P10">Send reminders for due dates and overdue books via institute email.</text:p>
        </text:list-item>
      </text:list>
      <text:p text:style-name="Standard"/>
      <text:p text:style-name="Standard">4.6 Search and Discovery:</text:p>
      <text:p text:style-name="Standard"/>
      <text:list xml:id="list3943012755" text:style-name="WWNum7">
        <text:list-item>
          <text:p text:style-name="P11"><text:soft-page-break/>Allow users to search for books by title, author, category, or ISBN.</text:p>
        </text:list-item>
      </text:list>
      <text:p text:style-name="P16"/>
      <text:list xml:id="list82326207223970" text:continue-numbering="true" text:style-name="WWNum7">
        <text:list-item>
          <text:p text:style-name="P11">Provide advanced filters (e.g., availability, publication year).</text:p>
        </text:list-item>
      </text:list>
      <text:p text:style-name="Standard"/>
      <text:p text:style-name="Standard">4.7 Reports and Analytics:</text:p>
      <text:p text:style-name="Standard"/>
      <text:list xml:id="list3360666605" text:style-name="WWNum11">
        <text:list-item>
          <text:p text:style-name="P12">Generate reports on overdue books, popular books, and user activity.</text:p>
        </text:list-item>
      </text:list>
      <text:p text:style-name="P16"/>
      <text:list xml:id="list82325812866043" text:continue-numbering="true" text:style-name="WWNum11">
        <text:list-item>
          <text:p text:style-name="P12">Provide dashboards for librarians and admins.</text:p>
        </text:list-item>
      </text:list>
      <text:p text:style-name="Standard"/>
      <text:p text:style-name="Standard">5.<text:span text:style-name="T2"> </text:span><text:span text:style-name="T3">Non-Functional Requirements</text:span></text:p>
      <text:p text:style-name="P3"/>
      <text:p text:style-name="Standard">5.1 Performance: The system should handle up to 1,000 concurrent users without performance degradation.</text:p>
      <text:p text:style-name="Standard"/>
      <text:p text:style-name="Standard">5.2 Security: Implement role-based access control and secure user authentication, allowing only IIITT students to login and access the portal.</text:p>
      <text:p text:style-name="Standard"/>
      <text:p text:style-name="Standard">5.3 Usability: The system should have an intuitive interface for both librarians and users.</text:p>
      <text:p text:style-name="Standard"/>
      <text:p text:style-name="Standard">5.4 Scalability: The system should be scalable to accommodate future growth in users and books.</text:p>
      <text:p text:style-name="Standard"/>
      <text:p text:style-name="Standard">5.5 Availability: The system should be available 24/7 with minimal downtime.</text:p>
      <text:p text:style-name="Standard"><text:soft-page-break/></text:p>
      <text:p text:style-name="Standard"><text:span text:style-name="T2">6. </text:span><text:span text:style-name="T3">System Interfaces</text:span></text:p>
      <text:p text:style-name="P3"/>
      <text:p text:style-name="Standard">6.1 User Interfaces:</text:p>
      <text:p text:style-name="Standard"/>
      <text:list xml:id="list1238284056" text:style-name="WWNum6">
        <text:list-item>
          <text:p text:style-name="P13">Web-based interface for librarians and admins.</text:p>
        </text:list-item>
      </text:list>
      <text:p text:style-name="P17"/>
      <text:list xml:id="list82325224955271" text:continue-numbering="true" text:style-name="WWNum6">
        <text:list-item>
          <text:p text:style-name="P13">Mobile-friendly interface for students and faculty.</text:p>
        </text:list-item>
      </text:list>
      <text:p text:style-name="Standard"/>
      <text:p text:style-name="Standard">6.2 Hardware Interfaces:</text:p>
      <text:p text:style-name="Standard"/>
      <text:list xml:id="list940786347" text:style-name="WWNum5">
        <text:list-item>
          <text:p text:style-name="P14">Support for barcode or RFID scanners.</text:p>
        </text:list-item>
      </text:list>
      <text:p text:style-name="Standard"/>
      <text:p text:style-name="Standard">6.3 Software Interfaces:</text:p>
      <text:p text:style-name="Standard"/>
      <text:list xml:id="list1935638774" text:style-name="WWNum2">
        <text:list-item>
          <text:p text:style-name="P15">Integration with the institute’s student database and email system.</text:p>
        </text:list-item>
      </text:list>
      <text:p text:style-name="Standard"/>
      <text:p text:style-name="Standard">7. <text:span text:style-name="T3">Constraints</text:span></text:p>
      <text:p text:style-name="P3"/>
      <text:p text:style-name="Standard">7.1 Technical Constraints: The system must be developed using open-source technologies to minimize costs.</text:p>
      <text:p text:style-name="Standard"/>
      <text:p text:style-name="Standard"><text:soft-page-break/>7.2 Time Constraints: The system should be deployed within 3 months.</text:p>
      <text:p text:style-name="Standard"/>
      <text:p text:style-name="Standard">7.3 Budget Constraints: The project has a limited budget of INR 0.</text:p>
      <text:p text:style-name="Standard"/>
      <text:p text:style-name="Standard">8.<text:span text:style-name="T2"> </text:span><text:span text:style-name="T3">Assumptions and Dependencies</text:span></text:p>
      <text:p text:style-name="P3"/>
      <text:p text:style-name="Standard">8.1 Assumptions: Assume that all users will have access to the internet and basic computing devices.</text:p>
      <text:p text:style-name="Standard"/>
      <text:p text:style-name="Standard">8.2 Dependencies: The system depends on the institute’s existing database for user information.</text:p>
      <text:p text:style-name="Standard"/>
      <text:p text:style-name="Standard"><text:span text:style-name="T6">9. </text:span><text:span text:style-name="T4">Risks</text:span></text:p>
      <text:p text:style-name="P3"/>
      <text:p text:style-name="Standard">9.1 Technical Risks: Potential challenges in integrating with existing systems, redirecting via the institute website.</text:p>
      <text:p text:style-name="Standard"/>
      <text:p text:style-name="Standard">9.2 Operational Risks: Resistance to change from staff accustomed to manual processes.</text:p>
      <text:p text:style-name="Standard"/>
      <text:p text:style-name="Standard">9.3 Mitigation Strategies: Provide training sessions for staff and users, especially the librarian.</text:p>
      <text:p text:style-name="Standard"/>
      <text:p text:style-name="Standard"><text:span text:style-name="T2">10.</text:span> <text:span text:style-name="T3">Future Scopes/Updated Version Potential</text:span></text:p>
      <text:p text:style-name="P3"/>
      <text:p text:style-name="Standard">10.1 Centralised fee collection: The overdue fees can be collected directly from the system to track and manage payments</text:p>
      <text:p text:style-name="Standard"><text:soft-page-break/></text:p>
      <text:p text:style-name="Standard">10.2 Integration E-Books and E-Magazines: Bigger e-libraries can be connected to provide access to all the material as softcopie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5" meta:word-count="603" meta:character-count="4117" meta:non-whitespace-character-count="3594"/>
    <meta:generator>LibreOfficeDev/6.0.5.2$Linux_X86_64 LibreOffice_project/</meta:generator>
  </office:meta>
</office:document-meta>
</file>